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US"/>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language="en" fo:country="US"/>
    </style:style>
    <style:style style:name="T21" style:parent-style-name="DefaultParagraphFont" style:family="text">
      <style:text-properties fo:font-style="italic" style:font-style-asian="italic" fo:language="en" fo:country="US"/>
    </style:style>
    <style:style style:name="T22" style:parent-style-name="DefaultParagraphFont" style:family="text">
      <style:text-properties fo:font-style="italic" style:font-style-asian="italic"/>
    </style:style>
    <style:style style:name="T23" style:parent-style-name="DefaultParagraphFont" style:family="text">
      <style:text-properties fo:font-weight="bold" style:font-weight-asian="bold" fo:font-style="italic" style:font-style-asian="italic"/>
    </style:style>
    <style:style style:name="T24" style:parent-style-name="DefaultParagraphFont" style:family="text">
      <style:text-properties fo:font-style="italic" style:font-style-asian="italic"/>
    </style:style>
    <style:style style:name="P25" style:parent-style-name="Standard" style:family="paragraph">
      <style:text-properties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weight="bold" style:font-weight-asian="bold" fo:font-style="italic" style:font-style-asian="italic" fo:language="en" fo:country="US"/>
    </style:style>
    <style:style style:name="T28" style:parent-style-name="DefaultParagraphFont" style:family="text">
      <style:text-properties fo:font-style="italic" style:font-style-asian="italic" fo:language="en" fo:country="US"/>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P33" style:parent-style-name="Standard" style:family="paragraph">
      <style:text-properties fo:font-style="italic" style:font-style-asian="italic"/>
    </style:style>
    <style:style style:name="T34" style:parent-style-name="DefaultParagraphFont" style:family="text">
      <style:text-properties fo:font-weight="bold" style:font-weight-asian="bold"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fo:language="en" fo:country="US"/>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P40" style:parent-style-name="Standard" style:family="paragraph">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fo:language="en" fo:country="US"/>
    </style:style>
    <style:style style:name="T44" style:parent-style-name="DefaultParagraphFont" style:family="text">
      <style:text-properties fo:font-weight="bold" style:font-weight-asian="bold"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P48" style:parent-style-name="Standard" style:family="paragraph">
      <style:text-properties fo:font-style="italic" style:font-style-asian="italic"/>
    </style:style>
    <style:style style:name="T49" style:parent-style-name="DefaultParagraphFont" style:family="text">
      <style:text-properties fo:font-weight="bold" style:font-weight-asian="bold"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fo:language="en" fo:country="US"/>
    </style:style>
    <style:style style:name="T52" style:parent-style-name="DefaultParagraphFont" style:family="text">
      <style:text-properties fo:font-style="italic" style:font-style-asian="italic"/>
    </style:style>
    <style:style style:name="T53" style:parent-style-name="DefaultParagraphFont" style:family="text">
      <style:text-properties fo:font-weight="bold" style:font-weight-asian="bold"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P57" style:parent-style-name="Standard" style:family="paragraph">
      <style:text-properties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fo:language="en" fo:country="US"/>
    </style:style>
    <style:style style:name="T60" style:parent-style-name="DefaultParagraphFont" style:family="text">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P64" style:parent-style-name="Standard" style:family="paragraph">
      <style:text-properties fo:font-style="italic" style:font-style-asian="italic"/>
    </style:style>
    <style:style style:name="T65" style:parent-style-name="DefaultParagraphFont" style:family="text">
      <style:text-properties fo:font-weight="bold" style:font-weight-asian="bold"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P72" style:parent-style-name="Standard" style:family="paragraph">
      <style:text-properties fo:font-style="italic" style:font-style-asian="italic"/>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fo:language="en" fo:country="US"/>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P79" style:parent-style-name="Standard" style:family="paragraph">
      <style:text-properties fo:font-style="italic" style:font-style-asian="italic"/>
    </style:style>
    <style:style style:name="T80" style:parent-style-name="DefaultParagraphFont" style:family="text">
      <style:text-properties fo:font-weight="bold" style:font-weight-asian="bold"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fo:language="en" fo:country="US"/>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fo:language="en" fo:country="US"/>
    </style:style>
    <style:style style:name="T85" style:parent-style-name="DefaultParagraphFont" style:family="text">
      <style:text-properties fo:font-style="italic" style:font-style-asian="italic" fo:language="en" fo:country="US"/>
    </style:style>
    <style:style style:name="T86" style:parent-style-name="DefaultParagraphFont" style:family="text">
      <style:text-properties fo:font-weight="bold" style:font-weight-asian="bold"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P89" style:parent-style-name="Standard" style:family="paragraph">
      <style:text-properties fo:font-style="italic" style:font-style-asian="italic"/>
    </style:style>
    <style:style style:name="T90" style:parent-style-name="DefaultParagraphFont" style:family="text">
      <style:text-properties fo:font-weight="bold" style:font-weight-asian="bold"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weight="bold" style:font-weight-asian="bold"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text:s/></text:span><text:span text:style-name="T9">bought 3–4 years ago, and our team has been using the tool to analyse data and generate insights.</text:span></text:p>
      <text:p text:style-name="P10"/>
      <text:p text:style-name="Standard"><text:span text:style-name="T11">CD:</text:span><text:span text:style-name="T12"><text:s/></text:span><text:span text:style-name="T13">Is the tool is easy to use and user friendly</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text:span><text:span text:style-name="T20">A</text:span><text:span text:style-name="T21">s the tool is difficult to use, Is it affecting your business</text:span><text:span text:style-name="T22">?</text:span></text:p>
      <text:p text:style-name="Standard"><text:span text:style-name="T23">HU:</text:span><text:span text:style-name="T24"><text:s/>It does not affect us much. We have trained a team of five people on how to use Data Churn effectively.</text:span></text:p>
      <text:p text:style-name="P25"/>
      <text:p text:style-name="Standard"><text:span text:style-name="T26">CD:</text:span><text:span text:style-name="T27"><text:s/></text:span><text:span text:style-name="T28">Is it difficult to train members/employee</text:span><text:span text:style-name="T29">?</text:span></text:p>
      <text:p text:style-name="Standard"><text:span text:style-name="T30">HU:</text:span><text:span text:style-name="T31"><text:s/>Not much. The requests pil</text:span><text:span text:style-name="T32">e up only when one of the five members quits our organisation and we are waiting for a new member to be trained on Data Churn.</text:span></text:p>
      <text:p text:style-name="P33"/>
      <text:p text:style-name="Standard"><text:span text:style-name="T34">CD:</text:span><text:span text:style-name="T35"><text:s/></text:span><text:span text:style-name="T36">Do your team members dislike Data Churn that is why they quit?</text:span></text:p>
      <text:p text:style-name="Standard"><text:span text:style-name="T37">HU:</text:span><text:span text:style-name="T38"><text:s/>Yes, our team members certainly do not like using Data Ch</text:span><text:span text:style-name="T39">urn and tend to quit within 12–18 months.</text:span></text:p>
      <text:p text:style-name="P40"/>
      <text:p text:style-name="Standard"><text:span text:style-name="T41">CD:</text:span><text:span text:style-name="T42"><text:s/></text:span><text:span text:style-name="T43">What are the minimum time and money required to train a new member?</text:span></text:p>
      <text:p text:style-name="Standard"><text:span text:style-name="T44">HU:</text:span><text:span text:style-name="T45"><text:s/>It takes 4–6 weeks of training for a new team member to use Data Churn competently. So, that is at least 1.5 months of salary<text:s/></text:span><text:span text:style-name="T46">incurred as training cost. In addition to that, we also make a separate payment for the new team member to complete certain training projects, certifications and quizzes provided by Data Churn, which costs about a month’s salary of a team member. So yes, o</text:span><text:span text:style-name="T47">ur training cost is quite high. And so far in this year, we have trained six new members because of employee attrition.</text:span></text:p>
      <text:p text:style-name="P48"/>
      <text:p text:style-name="Standard"><text:span text:style-name="T49">CD:</text:span><text:span text:style-name="T50"><text:s/></text:span><text:span text:style-name="T51">What is the best thing about Data Churn in your opinion</text:span><text:span text:style-name="T52">?</text:span></text:p>
      <text:p text:style-name="Standard"><text:span text:style-name="T53">HU:</text:span><text:span text:style-name="T54"><text:s/>Data Churn offers services as well, wherein they provide us one of the</text:span><text:span text:style-name="T55">ir trained employees as an additional team member when one of our team members leaves and we are in the process of training a new one. But they charge really high rates for it, which is about three times what we pay our team members. So, we either use that</text:span><text:span text:style-name="T56"><text:s/>option to handle heavy workloads when we are short-handed, or we pay overtime for the existing trained team members.</text:span></text:p>
      <text:p text:style-name="P57"/>
      <text:p text:style-name="Standard"><text:span text:style-name="T58">CD:</text:span><text:span text:style-name="T59"><text:s/>Do you provide extra money for overtime</text:span><text:span text:style-name="T60">?</text:span></text:p>
      <text:p text:style-name="Standard"><text:span text:style-name="T61">HD:</text:span><text:span text:style-name="T62"><text:s/>Yes, our overtime pay rate is double the normal salary. But even with overtime pay, the<text:s/></text:span><text:span text:style-name="T63">existing team members are not willing to do the extra work, which leads to further attrition.</text:span></text:p>
      <text:p text:style-name="P64"/>
      <text:p text:style-name="Standard"><text:span text:style-name="T65">CD:</text:span><text:span text:style-name="T66"><text:s/>Got it. But when you employ contractors from Data Churn, who do not know your data as well as your team members, does that not affect the quality of the<text:s/></text:span><text:span text:style-name="T67">work?</text:span></text:p>
      <text:p text:style-name="Standard"><text:span text:style-name="T68">HU:</text:span><text:span text:style-name="T69"><text:s/>Absolutely, data knowledge is key to our work. So, when we employ Data Churn<text:s/></text:span><text:soft-page-break/><text:span text:style-name="T70">contractors, the quality of their analysis and insights is not as good as what our team members would produce because the former do not have in-depth knowledge of our da</text:span><text:span text:style-name="T71">ta. Because of this, our existing team members need to <text:s/>review their work, which leads to duplication of effort.</text:span></text:p>
      <text:p text:style-name="P72"/>
      <text:p text:style-name="Standard"><text:span text:style-name="T73">CD:</text:span><text:span text:style-name="T74"><text:s/></text:span><text:span text:style-name="T75">So, I have a solution for your problem. Shall I reveal it to you?</text:span></text:p>
      <text:p text:style-name="Standard"><text:span text:style-name="T76">HU:</text:span><text:span text:style-name="T77"><text:s/>Tell me about it! I keep getting escalations every other day from th</text:span><text:span text:style-name="T78">e heads of various departments that my team is not functioning optimally. I wish I could get some peace of mind at times. Data Churn is certainly not helping our case!</text:span></text:p>
      <text:p text:style-name="P79"/>
      <text:p text:style-name="Standard"><text:span text:style-name="T80">CD:</text:span><text:span text:style-name="T81"><text:s/></text:span><text:span text:style-name="T82">Do you think that you need a fast and easy to use data analysis tool</text:span><text:span text:style-name="T83">?</text:span><text:span text:style-name="T84"><text:s/>As the data a</text:span><text:span text:style-name="T85">nalysis is important.<text:s/></text:span></text:p>
      <text:p text:style-name="Standard"><text:span text:style-name="T86">HU:</text:span><text:span text:style-name="T87"><text:s/>It definitely does. Our business is becoming more and more data driven, and all the departments are highly reliant on us to provide on-time quality insights. Else, their decisions are delayed or are sub-optimal. Just last week, t</text:span><text:span text:style-name="T88">he Head of Marketing was on my case on the phone, talking about how their marketing campaign was delayed by more than two weeks during the peak season because my team could not share insights on which stores are to be targeted for the campaign.</text:span></text:p>
      <text:p text:style-name="P89"/>
      <text:p text:style-name="Standard"><text:span text:style-name="T90">CD:</text:span><text:span text:style-name="T91"><text:s/>It sou</text:span><text:span text:style-name="T92">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93">HU:</text:span><text:span text:style-name="T94"><text:s/>Looks like Dat</text:span><text:span text:style-name="T95">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shanta</dc:creator>
    <meta:creation-date>2021-10-27T14:53:00Z</meta:creation-date>
    <dc:date>2021-10-30T06:26:00Z</dc:date>
    <meta:template xlink:href="Normal" xlink:type="simple"/>
    <meta:editing-cycles>3</meta:editing-cycles>
    <meta:editing-duration>PT2340S</meta:editing-duration>
    <meta:document-statistic meta:page-count="2" meta:paragraph-count="8" meta:word-count="610" meta:character-count="4081" meta:row-count="28" meta:non-whitespace-character-count="3479"/>
  </office:meta>
</office:document-meta>
</file>